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760000091B15B232BB.png" manifest:media-type="image/png"/>
  <manifest:file-entry manifest:full-path="Pictures/1000000100000831000008E8D5F1E5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2083in" svg:y="0.0583in" svg:width="6.6929in" svg:height="7.2772in" draw:z-index="0"><draw:image xlink:href="Pictures/1000000100000831000008E8D5F1E5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" text:anchor-type="char" svg:x="0.7874in" svg:y="0.0299in" svg:width="6.6929in" svg:height="5.3173in" draw:z-index="1"><draw:image xlink:href="Pictures/1000000100000B760000091B15B232BB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4:04:36</meta:creation-date>
    <dc:language>en-US</dc:language>
    <dc:date>2025-03-10T14:19:09.380464593</dc:date>
    <meta:editing-cycles>2</meta:editing-cycles>
    <meta:editing-duration>PT8M52S</meta:editing-duration>
    <meta:generator>LibreOffice/24.2.7.2$Linux_X86_64 LibreOffice_project/420$Build-2</meta:generator>
    <meta:document-statistic meta:table-count="0" meta:image-count="2" meta:object-count="0" meta:page-count="2" meta:paragraph-count="0" meta:word-count="0" meta:character-count="0" meta:non-whitespace-character-count="0"/>
    <meta:user-defined meta:name="AppVersion">15.0000</meta:user-defined>
  </office:meta>
</office:document-meta>
</file>